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9" style:master-page-name="MasterPage2" style:family="paragraph" style:name="P40">
      <style:text-properties fo:color="#000000" fo:font-family="Liberation Sans" style:font-family-complex="Liberation Sans" fo:font-size="18pt" fo:language="en" fo:country="US" fo:font-weight="bold"/>
      <style:paragraph-properties fo:text-align="center"/>
    </style:style>
    <style:style style:family="text" style:name="T44">
      <style:text-properties fo:color="#000000" fo:font-family="Liberation Sans" style:font-family-complex="Liberation Sans" fo:font-size="18pt" fo:language="en" fo:country="US" fo:font-weight="bold"/>
    </style:style>
    <style:style style:family="text" style:name="T45">
      <style:text-properties fo:color="#000000" fo:font-family="Liberation Sans" style:font-family-complex="Liberation Sans" fo:font-size="18pt" fo:language="en" fo:country="US" fo:font-weight="bold"/>
    </style:style>
    <style:style style:family="text" style:name="T46">
      <style:text-properties fo:color="#000000" fo:font-family="Liberation Sans" style:font-family-complex="Liberation Sans" fo:font-size="18pt" fo:font-weight="bold"/>
    </style:style>
    <style:style style:parent-style-name="675" style:family="paragraph" style:name="P4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47">
      <style:text-properties fo:color="#000000" fo:font-family="Liberation Serif" style:font-family-complex="Liberation Serif" fo:font-size="12pt" fo:language="en" fo:country="US" fo:font-weight="normal"/>
    </style:style>
    <style:style style:family="text" style:name="T48">
      <style:text-properties fo:color="#000000" fo:font-family="Liberation Serif" style:font-family-complex="Liberation Serif" fo:font-size="12pt" fo:language="en" fo:country="US" fo:font-weight="normal"/>
    </style:style>
    <style:style style:family="text" style:name="T49">
      <style:text-properties fo:color="#000000" fo:font-family="Liberation Serif" style:font-family-complex="Liberation Serif" fo:font-size="12pt" fo:language="en" fo:country="US" fo:font-weight="normal"/>
    </style:style>
    <style:style style:family="text" style:name="T50">
      <style:text-properties fo:color="#000000" fo:font-family="Liberation Serif" style:font-family-complex="Liberation Serif" fo:font-size="12pt" fo:language="en" fo:country="US" fo:font-weight="normal"/>
    </style:style>
    <style:style style:family="text" style:name="T51">
      <style:text-properties fo:color="#000000" fo:font-family="Liberation Serif" style:font-family-complex="Liberation Serif" fo:font-size="12pt" fo:language="en" fo:country="US" fo:font-weight="normal"/>
    </style:style>
    <style:style style:family="text" style:name="T52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53">
      <style:text-properties fo:color="#000000" fo:font-family="Liberation Serif" style:font-family-complex="Liberation Serif" fo:font-size="12pt" fo:language="en" fo:country="US" fo:font-weight="normal"/>
    </style:style>
    <style:style style:family="text" style:name="T54">
      <style:text-properties fo:color="#000000" fo:font-family="Liberation Serif" style:font-family-complex="Liberation Serif" fo:font-size="12pt" fo:language="en" fo:country="US" fo:font-weight="normal"/>
    </style:style>
    <style:style style:family="text" style:name="T55">
      <style:text-properties fo:color="#000000" fo:font-family="Liberation Serif" style:font-family-complex="Liberation Serif" fo:font-size="12pt" fo:language="en" fo:country="US" fo:font-weight="normal"/>
    </style:style>
    <style:style style:family="text" style:name="T56">
      <style:text-properties fo:color="#000000" fo:font-family="Liberation Serif" style:font-family-complex="Liberation Serif" fo:font-size="12pt" fo:language="en" fo:country="US" fo:font-weight="normal"/>
    </style:style>
    <style:style style:family="text" style:name="T57">
      <style:text-properties fo:color="#000000" fo:font-family="Liberation Serif" style:font-family-complex="Liberation Serif" fo:font-size="12pt" fo:language="en" fo:country="US" fo:font-weight="normal"/>
    </style:style>
    <style:style style:family="text" style:name="T58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59">
      <style:text-properties fo:color="#000000" fo:font-family="Liberation Serif" style:font-family-complex="Liberation Serif" fo:font-size="12pt" fo:language="en" fo:country="US" fo:font-weight="normal"/>
    </style:style>
    <style:style style:family="text" style:name="T60">
      <style:text-properties fo:color="#000000" fo:font-family="Liberation Serif" style:font-family-complex="Liberation Serif" fo:font-size="12pt" fo:language="en" fo:country="US" fo:font-weight="normal"/>
    </style:style>
    <style:style style:family="text" style:name="T61">
      <style:text-properties fo:color="#000000" fo:font-family="Liberation Serif" style:font-family-complex="Liberation Serif" fo:font-size="12pt" fo:language="en" fo:country="US" fo:font-weight="normal"/>
    </style:style>
    <style:style style:family="text" style:name="T62">
      <style:text-properties fo:color="#000000" fo:font-family="Liberation Serif" style:font-family-complex="Liberation Serif" fo:font-size="12pt" fo:language="en" fo:country="US" fo:font-weight="normal"/>
    </style:style>
    <style:style style:family="text" style:name="T63">
      <style:text-properties fo:color="#000000" fo:font-family="Liberation Serif" style:font-family-complex="Liberation Serif" fo:font-size="12pt" fo:language="en" fo:country="US" fo:font-weight="normal"/>
    </style:style>
    <style:style style:family="text" style:name="T64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65">
      <style:text-properties fo:color="#000000" fo:font-family="Liberation Serif" style:font-family-complex="Liberation Serif" fo:font-size="12pt" fo:language="en" fo:country="US" fo:font-weight="normal"/>
    </style:style>
    <style:style style:family="text" style:name="T66">
      <style:text-properties fo:color="#000000" fo:font-family="Liberation Serif" style:font-family-complex="Liberation Serif" fo:font-size="12pt" fo:language="en" fo:country="US" fo:font-weight="normal"/>
    </style:style>
    <style:style style:family="text" style:name="T67">
      <style:text-properties fo:color="#000000" fo:font-family="Liberation Serif" style:font-family-complex="Liberation Serif" fo:font-size="12pt" fo:language="en" fo:country="US" fo:font-weight="normal"/>
    </style:style>
    <style:style style:family="text" style:name="T68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69">
      <style:text-properties fo:color="#000000" fo:font-family="Liberation Serif" style:font-family-complex="Liberation Serif" fo:font-size="12pt" fo:language="en" fo:country="US" fo:font-weight="normal"/>
    </style:style>
    <style:style style:family="text" style:name="T70">
      <style:text-properties fo:color="#000000" fo:font-family="Liberation Serif" style:font-family-complex="Liberation Serif" fo:font-size="12pt" fo:language="en" fo:country="US" fo:font-weight="normal"/>
    </style:style>
    <style:style style:family="text" style:name="T71">
      <style:text-properties fo:color="#000000" fo:font-family="Liberation Serif" style:font-family-complex="Liberation Serif" fo:font-size="12pt" fo:language="en" fo:country="US" fo:font-weight="normal"/>
    </style:style>
    <style:style style:family="text" style:name="T72">
      <style:text-properties fo:color="#000000" fo:font-family="Liberation Serif" style:font-family-complex="Liberation Serif" fo:font-size="12pt" fo:language="en" fo:country="US" fo:font-weight="normal"/>
    </style:style>
    <style:style style:family="text" style:name="T73">
      <style:text-properties fo:color="#000000" fo:font-family="Liberation Serif" style:font-family-complex="Liberation Serif" fo:font-size="12pt" fo:language="en" fo:country="US" fo:font-weight="normal"/>
    </style:style>
    <style:style style:family="text" style:name="T74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5">
      <style:text-properties fo:color="#000000" fo:font-family="Liberation Serif" style:font-family-complex="Liberation Serif" fo:font-size="12pt" fo:language="en" fo:country="US" fo:font-weight="normal"/>
    </style:style>
    <style:style style:family="text" style:name="T76">
      <style:text-properties fo:color="#000000" fo:font-family="Liberation Serif" style:font-family-complex="Liberation Serif" fo:font-size="12pt" fo:language="en" fo:country="US" fo:font-weight="normal"/>
    </style:style>
    <style:style style:family="text" style:name="T77">
      <style:text-properties fo:color="#000000" fo:font-family="Liberation Serif" style:font-family-complex="Liberation Serif" fo:font-size="12pt" fo:language="en" fo:country="US" fo:font-weight="normal"/>
    </style:style>
    <style:style style:family="text" style:name="T78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79">
      <style:text-properties fo:color="#000000" fo:font-family="Liberation Serif" style:font-family-complex="Liberation Serif" fo:font-size="12pt" fo:language="en" fo:country="US" fo:font-weight="normal"/>
    </style:style>
    <style:style style:family="text" style:name="T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82">
      <style:text-properties fo:color="#000000" fo:font-family="Liberation Serif" style:font-family-complex="Liberation Serif" fo:font-size="12pt" fo:language="en" fo:country="US" fo:font-weight="normal"/>
    </style:style>
    <style:style style:family="text" style:name="T83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8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85">
      <style:text-properties fo:color="#000000" fo:font-family="Liberation Serif" style:font-family-complex="Liberation Serif" fo:font-size="12pt" fo:language="en" fo:country="US" fo:font-weight="normal"/>
    </style:style>
    <style:style style:family="text" style:name="T86">
      <style:text-properties fo:color="#000000" fo:font-family="Liberation Serif" style:font-family-complex="Liberation Serif" fo:font-size="12pt" fo:language="en" fo:country="US" fo:font-weight="normal"/>
    </style:style>
    <style:style style:family="text" style:name="T87">
      <style:text-properties fo:color="#000000" fo:font-family="Liberation Serif" style:font-family-complex="Liberation Serif" fo:font-size="12pt" fo:language="en" fo:country="US" fo:font-weight="normal"/>
    </style:style>
    <style:style style:family="text" style:name="T88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4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89">
      <style:text-properties fo:color="#000000" fo:font-family="Liberation Serif" style:font-family-complex="Liberation Serif" fo:font-size="12pt" fo:language="en" fo:country="US" fo:font-weight="normal"/>
    </style:style>
    <style:style style:family="text" style:name="T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91">
      <style:text-properties fo:color="#000000" fo:font-family="Liberation Serif" style:font-family-complex="Liberation Serif" fo:font-size="12pt" fo:language="en" fo:country="US" fo:font-weight="normal"/>
    </style:style>
    <style:style style:family="text" style:name="T92">
      <style:text-properties fo:color="#000000" fo:font-family="Liberation Serif" style:font-family-complex="Liberation Serif" fo:font-size="12pt" fo:language="en" fo:country="US" fo:font-weight="normal"/>
    </style:style>
    <style:style style:family="text" style:name="T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94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96">
      <style:text-properties fo:color="#000000" fo:font-family="Liberation Serif" style:font-family-complex="Liberation Serif" fo:font-size="12pt" fo:language="en" fo:country="US" fo:font-weight="normal"/>
    </style:style>
    <style:style style:family="text" style:name="T97">
      <style:text-properties fo:color="#000000" fo:font-family="Liberation Serif" style:font-family-complex="Liberation Serif" fo:font-size="12pt" fo:language="en" fo:country="US" fo:font-weight="normal"/>
    </style:style>
    <style:style style:family="text" style:name="T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99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4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0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0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0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5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1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1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0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3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2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29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7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5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38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5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3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2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4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7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1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4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4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1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5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3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5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5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0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4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2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6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5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67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6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2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6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73">
      <style:text-properties fo:language="en" fo:country="US"/>
    </style:style>
    <style:style style:family="text" style:name="T174">
      <style:text-properties fo:language="en" fo:country="US"/>
    </style:style>
    <style:style style:family="text" style:name="T175">
      <style:text-properties fo:language="en" fo:country="US"/>
    </style:style>
    <style:style style:family="text" style:name="T176">
      <style:text-properties fo:language="en" fo:country="US"/>
    </style:style>
    <style:style style:family="text" style:name="T177">
      <style:text-properties/>
    </style:style>
    <style:style style:parent-style-name="675" style:family="paragraph" style:name="P67">
      <style:text-properties fo:color="#000000" fo:font-family="Liberation Serif" style:font-family-complex="Liberation Serif" fo:font-size="12pt" fo:language="en" fo:country="US"/>
      <style:paragraph-properties fo:text-align="left"/>
    </style:style>
    <style:style style:family="text" style:name="T17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7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2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8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7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69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8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89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0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1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2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70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3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4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5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6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7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71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198">
      <style:text-properties fo:color="#000000" fo:font-family="Liberation Serif" style:font-family-complex="Liberation Serif" fo:font-size="12pt" fo:language="en" fo:country="US" fo:font-weight="normal"/>
    </style:style>
    <style:style style:family="text" style:name="T199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0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1">
      <style:text-properties fo:color="#000000" fo:font-family="Liberation Serif" style:font-family-complex="Liberation Serif" fo:font-size="12pt" fo:language="en" fo:country="US" fo:font-weight="normal"/>
    </style:style>
    <style:style style:family="text" style:name="T202">
      <style:text-properties fo:color="#000000" fo:font-family="Liberation Serif" style:font-family-complex="Liberation Serif" fo:font-size="12pt" fo:font-weight="normal"/>
    </style:style>
    <style:style style:parent-style-name="675" style:family="paragraph" style:name="P72">
      <style:text-properties fo:color="#000000" fo:font-family="Liberation Serif" style:font-family-complex="Liberation Serif" fo:font-size="12pt" fo:language="en" fo:country="US"/>
      <style:paragraph-properties/>
    </style:style>
    <style:style style:family="text" style:name="T203">
      <style:text-properties fo:color="#000000" fo:font-family="Liberation Serif" style:font-family-complex="Liberation Serif" fo:font-size="12pt" fo:language="en" fo:country="US" fo:font-weight="bold"/>
    </style:style>
    <style:style style:family="text" style:name="T204">
      <style:text-properties fo:color="#000000" fo:font-family="Liberation Serif" style:font-family-complex="Liberation Serif" fo:font-size="12pt" fo:language="en" fo:country="US" fo:font-weight="bold"/>
    </style:style>
    <style:style style:family="text" style:name="T205">
      <style:text-properties fo:color="#000000" fo:font-family="Liberation Serif" style:font-family-complex="Liberation Serif" fo:font-size="12pt" fo:font-weight="bold"/>
    </style:style>
  </office:automatic-styles>
  <office:body>
    <office:text text:use-soft-page-breaks="true">
      <text:list>
        <text:list-item>
          <text:p text:style-name="P40"><text:span text:style-name="T44"><text:tab/>Website Software Versions</text:span><text:span text:style-name="T45"/><text:span text:style-name="T46"/></text:p>
        </text:list-item>
      </text:list>
      <text:p text:style-name="P41"><text:span text:style-name="T47">Active Presenter: </text:span><text:span text:style-name="T48">9.</text:span><text:span text:style-name="T49">1.</text:span><text:span text:style-name="T50">3</text:span><text:span text:style-name="T51"/><text:span text:style-name="T52"/></text:p>
      <text:p text:style-name="P42"><text:span text:style-name="T53">LibreOffice: </text:span><text:span text:style-name="T54">7.</text:span><text:span text:style-name="T55">6.</text:span><text:span text:style-name="T56">2</text:span><text:span text:style-name="T57"/><text:span text:style-name="T58"/></text:p>
      <text:p text:style-name="P43"><text:span text:style-name="T59">Thunderbird: </text:span><text:span text:style-name="T60">1</text:span><text:span text:style-name="T61">15.</text:span><text:span text:style-name="T62">4.3</text:span><text:span text:style-name="T63"/><text:span text:style-name="T64"/></text:p>
      <text:p text:style-name="P44"><text:span text:style-name="T65">VLC: 3.0.</text:span><text:span text:style-name="T66">20</text:span><text:span text:style-name="T67"/><text:span text:style-name="T68"/></text:p>
      <text:p text:style-name="P45"><text:span text:style-name="T69">DVDStyler: 3.</text:span><text:span text:style-name="T70">2.</text:span><text:span text:style-name="T71">1</text:span><text:span text:style-name="T72"><text:tab/></text:span><text:span text:style-name="T73"/><text:span text:style-name="T74"/></text:p>
      <text:p text:style-name="P46"><text:span text:style-name="T75">GIMP: 2.10.</text:span><text:span text:style-name="T76">3</text:span><text:span text:style-name="T77">6</text:span><text:span text:style-name="T78"/></text:p>
      <text:p text:style-name="P47"><text:span text:style-name="T79">OpenShot: </text:span><text:span text:style-name="T80">3.</text:span><text:span text:style-name="T81">1.1</text:span><text:span text:style-name="T82"/><text:span text:style-name="T83"/></text:p>
      <text:p text:style-name="P48"><text:span text:style-name="T84">Audacity: </text:span><text:span text:style-name="T85">3.</text:span><text:span text:style-name="T86">4.2</text:span><text:span text:style-name="T87"/><text:span text:style-name="T88"/></text:p>
      <text:p text:style-name="P49"><text:span text:style-name="T89">Paint.net: </text:span><text:span text:style-name="T90">5.0</text:span><text:span text:style-name="T91">1</text:span><text:span text:style-name="T92">1</text:span><text:span text:style-name="T93"/><text:span text:style-name="T94"/></text:p>
      <text:p text:style-name="P50"><text:span text:style-name="T95">MakeMKV: 1.1</text:span><text:span text:style-name="T96">7.</text:span><text:span text:style-name="T97">5</text:span><text:span text:style-name="T98"/><text:span text:style-name="T99"/></text:p>
      <text:p text:style-name="P51"><text:span text:style-name="T100">SMPlayer: </text:span><text:span text:style-name="T101">2</text:span><text:span text:style-name="T102">3.6</text:span><text:span text:style-name="T103"/><text:span text:style-name="T104"/></text:p>
      <text:p text:style-name="P52"><text:span text:style-name="T105">Kdenlive: </text:span><text:span text:style-name="T106">2</text:span><text:span text:style-name="T107">3.0</text:span><text:span text:style-name="T108">8.</text:span><text:span text:style-name="T109">3</text:span><text:span text:style-name="T110"/></text:p>
      <text:p text:style-name="P53"><text:span text:style-name="T111">Rocky Linux: </text:span><text:span text:style-name="T112">9.</text:span><text:span text:style-name="T113">2</text:span><text:span text:style-name="T114"/><text:span text:style-name="T115"/></text:p>
      <text:p text:style-name="P54"><text:span text:style-name="T116">Ubuntu Server: 2</text:span><text:span text:style-name="T117">2.04.</text:span><text:span text:style-name="T118">3</text:span><text:span text:style-name="T119"/><text:span text:style-name="T120"/></text:p>
      <text:p text:style-name="P55"><text:span text:style-name="T121">Fedora: 3</text:span><text:span text:style-name="T122">9</text:span><text:span text:style-name="T123"/></text:p>
      <text:p text:style-name="P56"><text:span text:style-name="T124">Linux Mint: </text:span><text:span text:style-name="T125">2</text:span><text:span text:style-name="T126">1.</text:span><text:span text:style-name="T127">2</text:span><text:span text:style-name="T128"/><text:span text:style-name="T129"/></text:p>
      <text:p text:style-name="P57"><text:span text:style-name="T130">Kubuntu: </text:span><text:span text:style-name="T131">2</text:span><text:span text:style-name="T132">2.04.</text:span><text:span text:style-name="T133">3</text:span><text:span text:style-name="T134"/><text:span text:style-name="T135"/></text:p>
      <text:p text:style-name="P58"><text:span text:style-name="T136">Fedora lxqt: 3</text:span><text:span text:style-name="T137">9</text:span><text:span text:style-name="T138"/></text:p>
      <text:p text:style-name="P59"><text:span text:style-name="T139">Arch: </text:span><text:span text:style-name="T140">11-1-23</text:span><text:span text:style-name="T141"/><text:span text:style-name="T142"/></text:p>
      <text:p text:style-name="P60"><text:span text:style-name="T143">Debian (Stable): 1</text:span><text:span text:style-name="T144">2.</text:span><text:span text:style-name="T145">2</text:span><text:span text:style-name="T146"/><text:span text:style-name="T147"/></text:p>
      <text:p text:style-name="P61"><text:span text:style-name="T148">OpenSuse (Leap): 15.</text:span><text:span text:style-name="T149">5</text:span><text:span text:style-name="T150"/><text:span text:style-name="T151"/></text:p>
      <text:p text:style-name="P62"><text:span text:style-name="T152">Visual Studio: 20</text:span><text:span text:style-name="T153">22<text:tab/></text:span><text:span text:style-name="T154"/><text:span text:style-name="T155"/></text:p>
      <text:p text:style-name="P63"><text:span text:style-name="T156">FileZilla Client: 3.</text:span><text:span text:style-name="T157">6</text:span><text:span text:style-name="T158">6.1</text:span><text:span text:style-name="T159"/><text:span text:style-name="T160"/></text:p>
      <text:p text:style-name="P64"><text:span text:style-name="T161">Notepad ++: </text:span><text:span text:style-name="T162">8.</text:span><text:span text:style-name="T163">5.</text:span><text:span text:style-name="T164">8<text:tab/></text:span><text:span text:style-name="T165"/><text:span text:style-name="T166"/></text:p>
      <text:p text:style-name="P65"><text:span text:style-name="T167">Brackets: </text:span><text:span text:style-name="T168">Pre-Release </text:span><text:span text:style-name="T169">2.</text:span><text:span text:style-name="T170">1.2</text:span><text:span text:style-name="T171"/><text:span text:style-name="T172"/></text:p>
      <text:p text:style-name="P66"><text:span text:style-name="T173">Rufus: </text:span><text:span text:style-name="T174">4.</text:span><text:span text:style-name="T175">3<text:tab/></text:span><text:span text:style-name="T176"/><text:span text:style-name="T177"/></text:p>
      <text:p text:style-name="P67"><text:span text:style-name="T178">VirtualBox: </text:span><text:span text:style-name="T179">7.0.</text:span><text:span text:style-name="T180">12</text:span><text:span text:style-name="T181"/><text:span text:style-name="T182"/></text:p>
      <text:p text:style-name="P68"><text:span text:style-name="T183">Sharex: </text:span><text:span text:style-name="T184">1</text:span><text:span text:style-name="T185">5.0.0</text:span><text:span text:style-name="T186"/><text:span text:style-name="T187"/></text:p>
      <text:p text:style-name="P69"><text:span text:style-name="T188">XDM:</text:span><text:span text:style-name="T189"><text:s/></text:span><text:span text:style-name="T190">2018</text:span><text:span text:style-name="T191"/><text:span text:style-name="T192"/></text:p>
      <text:p text:style-name="P70"><text:span text:style-name="T193">Vivaldi: </text:span><text:span text:style-name="T194">6.</text:span><text:span text:style-name="T195">4</text:span><text:span text:style-name="T196"/><text:span text:style-name="T197"/></text:p>
      <text:p text:style-name="P71"><text:span text:style-name="T198">7-zip: </text:span><text:span text:style-name="T199">2</text:span><text:span text:style-name="T200">3.01</text:span><text:span text:style-name="T201"/><text:span text:style-name="T202"/></text:p>
      <text:p text:style-name="P72"><text:span text:style-name="T203"/><text:span text:style-name="T204"/><text:span text:style-name="T20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text">
      <style:text-properties/>
    </style:default-style>
    <style:default-style style:family="paragraph">
      <style:text-properties fo:font-size="10pt"/>
      <style:paragraph-properties style:tab-stop-distance="35.45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8">
      <style:text-properties fo:font-size="10pt"/>
      <style:paragraph-properties/>
    </style:style>
    <style:style style:display-name="DStyle_text" style:family="text" style:name="619">
      <style:paragraph-properties/>
    </style:style>
    <style:style style:parent-style-name="618" style:display-name="Normal" style:family="paragraph" style:name="620">
      <style:paragraph-properties/>
    </style:style>
    <style:style style:parent-style-name="618" style:display-name="Heading 1 Char" style:family="text" style:name="621">
      <style:text-properties fo:font-family="Arial" style:font-family-complex="Arial" fo:font-size="20pt"/>
      <style:paragraph-properties/>
    </style:style>
    <style:style style:parent-style-name="620" style:display-name="Heading 2" style:family="paragraph" style:name="622">
      <style:text-properties fo:font-family="Arial" style:font-family-complex="Arial" fo:font-size="17pt"/>
      <style:paragraph-properties fo:margin-top="18pt" fo:margin-bottom="10pt"/>
    </style:style>
    <style:style style:parent-style-name="618" style:display-name="Heading 2 Char" style:family="text" style:name="623">
      <style:text-properties fo:font-family="Arial" style:font-family-complex="Arial" fo:font-size="17pt"/>
      <style:paragraph-properties/>
    </style:style>
    <style:style style:parent-style-name="620" style:display-name="Heading 3" style:family="paragraph" style:name="624">
      <style:text-properties fo:font-family="Arial" style:font-family-complex="Arial" fo:font-size="15pt"/>
      <style:paragraph-properties fo:margin-top="16pt" fo:margin-bottom="10pt"/>
    </style:style>
    <style:style style:parent-style-name="618" style:display-name="Heading 3 Char" style:family="text" style:name="625">
      <style:text-properties fo:font-family="Arial" style:font-family-complex="Arial" fo:font-size="15pt"/>
      <style:paragraph-properties/>
    </style:style>
    <style:style style:parent-style-name="620" style:display-name="Heading 4" style:family="paragraph" style:name="626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4 Char" style:family="text" style:name="627">
      <style:text-properties fo:font-family="Arial" style:font-family-complex="Arial" fo:font-size="13pt" fo:font-weight="bold"/>
      <style:paragraph-properties/>
    </style:style>
    <style:style style:parent-style-name="620" style:display-name="Heading 5" style:family="paragraph" style:name="628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5 Char" style:family="text" style:name="629">
      <style:text-properties fo:font-family="Arial" style:font-family-complex="Arial" fo:font-size="12pt" fo:font-weight="bold"/>
      <style:paragraph-properties/>
    </style:style>
    <style:style style:parent-style-name="620" style:display-name="Heading 6" style:family="paragraph" style:name="630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6 Char" style:family="text" style:name="631">
      <style:text-properties fo:font-family="Arial" style:font-family-complex="Arial" fo:font-size="11pt" fo:font-weight="bold"/>
      <style:paragraph-properties/>
    </style:style>
    <style:style style:parent-style-name="620" style:display-name="Heading 7" style:family="paragraph" style:name="632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7 Char" style:family="text" style:name="633">
      <style:text-properties fo:font-family="Arial" style:font-family-complex="Arial" fo:font-size="11pt" fo:font-style="italic" fo:font-weight="bold"/>
      <style:paragraph-properties/>
    </style:style>
    <style:style style:parent-style-name="620" style:display-name="Heading 8" style:family="paragraph" style:name="634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8 Char" style:family="text" style:name="635">
      <style:text-properties fo:font-family="Arial" style:font-family-complex="Arial" fo:font-size="11pt" fo:font-style="italic"/>
      <style:paragraph-properties/>
    </style:style>
    <style:style style:parent-style-name="620" style:display-name="Heading 9" style:family="paragraph" style:name="636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Heading 9 Char" style:family="text" style:name="637">
      <style:text-properties fo:font-family="Arial" style:font-family-complex="Arial" fo:font-size="10.5pt" fo:font-style="italic"/>
      <style:paragraph-properties/>
    </style:style>
    <style:style style:parent-style-name="620" style:display-name="List Paragraph" style:family="paragraph" style:name="638">
      <style:paragraph-properties fo:margin-left="1.27cm" fo:margin-right="0cm" fo:text-indent="0cm"/>
    </style:style>
    <style:style style:parent-style-name="618" style:display-name="No Spacing" style:family="paragraph" style:name="639">
      <style:paragraph-properties fo:line-height="100%" fo:margin-top="0pt" fo:margin-bottom="0pt"/>
    </style:style>
    <style:style style:parent-style-name="620" style:display-name="Title" style:family="paragraph" style:name="640">
      <style:text-properties fo:font-size="24pt"/>
      <style:paragraph-properties fo:margin-top="15pt" fo:margin-bottom="10pt"/>
    </style:style>
    <style:style style:parent-style-name="618" style:display-name="Title Char" style:family="text" style:name="641">
      <style:text-properties fo:font-size="24pt"/>
      <style:paragraph-properties/>
    </style:style>
    <style:style style:parent-style-name="620" style:display-name="Subtitle" style:family="paragraph" style:name="642">
      <style:text-properties fo:font-size="12pt"/>
      <style:paragraph-properties fo:margin-top="10pt" fo:margin-bottom="10pt"/>
    </style:style>
    <style:style style:parent-style-name="618" style:display-name="Subtitle Char" style:family="text" style:name="643">
      <style:text-properties fo:font-size="12pt"/>
      <style:paragraph-properties/>
    </style:style>
    <style:style style:parent-style-name="620" style:display-name="Quote" style:family="paragraph" style:name="644">
      <style:text-properties fo:font-style="italic"/>
      <style:paragraph-properties fo:margin-left="1.27cm" fo:margin-right="1.27cm" fo:text-indent="0cm"/>
    </style:style>
    <style:style style:parent-style-name="618" style:display-name="Quote Char" style:family="text" style:name="645">
      <style:text-properties fo:font-style="italic"/>
      <style:paragraph-properties/>
    </style:style>
    <style:style style:parent-style-name="620" style:display-name="Intense Quote" style:family="paragraph" style:name="64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8" style:display-name="Intense Quote Char" style:family="text" style:name="647">
      <style:text-properties fo:font-style="italic"/>
      <style:paragraph-properties/>
    </style:style>
    <style:style style:parent-style-name="620" style:display-name="Header" style:family="paragraph" style:name="64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Header Char" style:family="text" style:name="649">
      <style:paragraph-properties/>
    </style:style>
    <style:style style:parent-style-name="620" style:display-name="Footer" style:family="paragraph" style:name="65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 Char" style:family="text" style:name="651">
      <style:paragraph-properties/>
    </style:style>
    <style:style style:parent-style-name="618" style:display-name="Caption Char" style:family="text" style:name="652">
      <style:paragraph-properties/>
    </style:style>
    <style:style style:parent-style-name="618" style:display-name="Hyperlink" style:family="text" style:name="653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8" style:display-name="Internet link" style:family="text" style:name="654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0" style:display-name="footnote text" style:family="paragraph" style:name="655">
      <style:text-properties fo:font-size="9pt"/>
      <style:paragraph-properties fo:line-height="100%" fo:margin-bottom="2pt"/>
    </style:style>
    <style:style style:parent-style-name="618" style:display-name="Footnote Text Char" style:family="text" style:name="656">
      <style:text-properties fo:font-size="9pt"/>
      <style:paragraph-properties/>
    </style:style>
    <style:style style:parent-style-name="618" style:display-name="footnote reference" style:family="text" style:name="657">
      <style:text-properties style:text-position="super 58%"/>
      <style:paragraph-properties/>
    </style:style>
    <style:style style:parent-style-name="620" style:display-name="endnote text" style:family="paragraph" style:name="658">
      <style:text-properties fo:font-size="10pt"/>
      <style:paragraph-properties fo:line-height="100%" fo:margin-bottom="0pt"/>
    </style:style>
    <style:style style:parent-style-name="618" style:display-name="Endnote Text Char" style:family="text" style:name="659">
      <style:text-properties fo:font-size="10pt"/>
      <style:paragraph-properties/>
    </style:style>
    <style:style style:parent-style-name="618" style:display-name="endnote reference" style:family="text" style:name="660">
      <style:text-properties style:text-position="super 58%"/>
      <style:paragraph-properties/>
    </style:style>
    <style:style style:parent-style-name="620" style:display-name="toc 1" style:family="paragraph" style:name="661">
      <style:paragraph-properties fo:margin-left="0cm" fo:margin-right="0cm" fo:text-indent="0cm" fo:margin-bottom="2.85pt"/>
    </style:style>
    <style:style style:parent-style-name="620" style:display-name="toc 2" style:family="paragraph" style:name="662">
      <style:paragraph-properties fo:margin-left="0.4992cm" fo:margin-right="0cm" fo:text-indent="0cm" fo:margin-bottom="2.85pt"/>
    </style:style>
    <style:style style:parent-style-name="620" style:display-name="toc 3" style:family="paragraph" style:name="663">
      <style:paragraph-properties fo:margin-left="1cm" fo:margin-right="0cm" fo:text-indent="0cm" fo:margin-bottom="2.85pt"/>
    </style:style>
    <style:style style:parent-style-name="620" style:display-name="toc 4" style:family="paragraph" style:name="664">
      <style:paragraph-properties fo:margin-left="1.499cm" fo:margin-right="0cm" fo:text-indent="0cm" fo:margin-bottom="2.85pt"/>
    </style:style>
    <style:style style:parent-style-name="620" style:display-name="toc 5" style:family="paragraph" style:name="665">
      <style:paragraph-properties fo:margin-left="2cm" fo:margin-right="0cm" fo:text-indent="0cm" fo:margin-bottom="2.85pt"/>
    </style:style>
    <style:style style:parent-style-name="620" style:display-name="toc 6" style:family="paragraph" style:name="666">
      <style:paragraph-properties fo:margin-left="2.5cm" fo:margin-right="0cm" fo:text-indent="0cm" fo:margin-bottom="2.85pt"/>
    </style:style>
    <style:style style:parent-style-name="620" style:display-name="toc 7" style:family="paragraph" style:name="667">
      <style:paragraph-properties fo:margin-left="3.001cm" fo:margin-right="0cm" fo:text-indent="0cm" fo:margin-bottom="2.85pt"/>
    </style:style>
    <style:style style:parent-style-name="620" style:display-name="toc 8" style:family="paragraph" style:name="668">
      <style:paragraph-properties fo:margin-left="3.5cm" fo:margin-right="0cm" fo:text-indent="0cm" fo:margin-bottom="2.85pt"/>
    </style:style>
    <style:style style:parent-style-name="620" style:display-name="toc 9" style:family="paragraph" style:name="669">
      <style:paragraph-properties fo:margin-left="4.001cm" fo:margin-right="0cm" fo:text-indent="0cm" fo:margin-bottom="2.85pt"/>
    </style:style>
    <style:style style:parent-style-name="618" style:display-name="TOC Heading" style:family="paragraph" style:name="670">
      <style:paragraph-properties/>
    </style:style>
    <style:style style:parent-style-name="620" style:display-name="table of figures" style:family="paragraph" style:name="671">
      <style:paragraph-properties fo:margin-bottom="0pt"/>
    </style:style>
    <style:style style:display-name="DStyle_paragraph" style:family="paragraph" style:name="672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72" style:display-name="Standard" style:family="paragraph" style:name="673">
      <style:text-properties/>
      <style:paragraph-properties/>
    </style:style>
    <style:style style:parent-style-name="673" style:display-name="Heading" style:family="paragraph" style:name="674">
      <style:text-properties fo:font-family="Liberation Sans" style:font-family-complex="Liberation Sans" fo:font-size="14pt"/>
      <style:paragraph-properties fo:margin-top="12pt" fo:margin-bottom="6pt"/>
    </style:style>
    <style:style style:parent-style-name="673" style:display-name="Text body" style:family="paragraph" style:name="675">
      <style:text-properties/>
      <style:paragraph-properties fo:line-height="115%" fo:margin-top="0pt" fo:margin-bottom="7pt"/>
    </style:style>
    <style:style style:parent-style-name="675" style:display-name="List" style:family="paragraph" style:name="676">
      <style:paragraph-properties/>
    </style:style>
    <style:style style:parent-style-name="673" style:display-name="Caption" style:family="paragraph" style:name="677">
      <style:text-properties fo:font-size="12pt" fo:font-style="italic"/>
      <style:paragraph-properties fo:margin-top="6pt" fo:margin-bottom="6pt"/>
    </style:style>
    <style:style style:parent-style-name="673" style:display-name="Index" style:family="paragraph" style:name="678">
      <style:paragraph-properties/>
    </style:style>
    <style:style style:parent-style-name="674" style:display-name="Heading 1" style:family="paragraph" style:name="679">
      <style:text-properties fo:font-size="18pt" fo:font-weight="bold"/>
      <style:paragraph-properties fo:margin-top="12pt" fo:margin-bottom="6pt"/>
    </style:style>
    <style:style style:class="default" style:display-name="Default Paragraph Font" style:family="text" style:name="680">
      <style:paragraph-properties/>
    </style:style>
    <style:style style:parent-style-name="672" style:display-name="T1" style:family="text" style:name="681">
      <style:paragraph-properties/>
    </style:style>
    <style:style style:parent-style-name="672" style:display-name="T2" style:family="text" style:name="682">
      <style:paragraph-properties/>
    </style:style>
    <style:style style:parent-style-name="672" style:display-name="T3" style:family="text" style:name="683">
      <style:paragraph-properties/>
    </style:style>
    <style:style style:parent-style-name="672" style:display-name="T4" style:family="text" style:name="684">
      <style:paragraph-properties/>
    </style:style>
    <style:style style:parent-style-name="672" style:display-name="T5" style:family="text" style:name="685">
      <style:paragraph-properties/>
    </style:style>
    <style:style style:parent-style-name="672" style:display-name="T6" style:family="text" style:name="686">
      <style:paragraph-properties/>
    </style:style>
    <style:style style:parent-style-name="672" style:display-name="T7" style:family="text" style:name="687">
      <style:paragraph-properties/>
    </style:style>
    <style:style style:parent-style-name="672" style:display-name="T8" style:family="text" style:name="688">
      <style:paragraph-properties/>
    </style:style>
    <style:style style:parent-style-name="672" style:display-name="T9" style:family="text" style:name="689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meta:creation-date>2019-06-05T17:14:12Z</meta:creation-date>
  </office:meta>
</office:document-meta>
</file>